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4.212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Week1, 2,3 Prevista QUA</text:p>
          </table:table-cell>
          <table:table-cell office:value-type="string" table:style-name="ce1">
            <text:p>Week1, 2, 3 Aplicada QUA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>
            <draw:frame draw:z-index="1" draw:id="id0" draw:style-name="a0" draw:name="Gráfico 1" svg:x="0.26667in" svg:y="0.00417in" svg:width="7.33333in" svg:height="4.2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franc</meta:initial-creator>
    <dc:creator>franc</dc:creator>
    <meta:creation-date>2018-10-02T15:30:35Z</meta:creation-date>
    <dc:date>2018-10-03T20:22:18Z</dc:date>
    <meta:print-date>2018-10-02T15:43:32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03.3pt" svg:width="528.0pt" chart:style-name="Crt0">
        <chart:title chart:style-name="CT00">
          <text:p text:style-name="a0" text:class-names="" text:cond-style-name="">Testes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Folha1.$A$1" chart:values-cell-range-address="Folha1.$A$2:.$A$4" chart:class="chart:line" chart:attached-axis="primary-y" chart:style-name="G0S0">
            <chart:data-point chart:repeated="3"/>
          </chart:series>
          <chart:series chart:label-cell-address="Folha1.$B$1" chart:values-cell-range-address="Folha1.$B$2:.$B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